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style:line-height-at-least="0.25in" fo:widows="1" fo:text-indent="0in" style:auto-text-indent="false"/>
      <style:text-properties officeooo:paragraph-rsid="0001eccb"/>
    </style:style>
    <style:style style:name="T1" style:family="text">
      <style:text-properties fo:font-variant="normal" fo:text-transform="none" fo:color="#60a0b0" style:font-name="Consolas" fo:font-size="9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666666" fo:letter-spacing="normal"/>
    </style:style>
    <style:style style:name="T3" style:family="text">
      <style:text-properties fo:font-variant="normal" fo:text-transform="none" fo:color="#666666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4070a0" style:font-name="Consolas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7020" style:font-name="Consolas" fo:font-size="9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902000" style:font-name="Consolas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40a070" style:font-name="Consolas" fo:font-size="9pt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!/usr/bin/env python</text:span><text:span text:style-name="T2"> </text:span></text:p>
      <text:p text:style-name="P1"><text:span text:style-name="T4">import</text:span><text:span text:style-name="T2"> </text:span><text:span text:style-name="T3">socket, threading, time </text:span></text:p>
      <text:p text:style-name="P1"><text:span text:style-name="T5">def</text:span><text:span text:style-name="T2"> </text:span><text:span text:style-name="T3">handle(s): </text:span></text:p>
      <text:p text:style-name="P1"><text:span text:style-name="T5">print</text:span><text:span text:style-name="T2"> </text:span><text:span text:style-name="T6">repr</text:span><text:span text:style-name="T3">(s.recv(</text:span><text:span text:style-name="T7">4096</text:span><text:span text:style-name="T3">))</text:span></text:p>
      <text:p text:style-name="P1"><text:span text:style-name="T3"><text:s/>s.send(</text:span><text:span text:style-name="T4">'''</text:span><text:span text:style-name="T2"> </text:span><text:span text:style-name="T4">HTTP/1.1 101 Web Socket Protocol Handshake\r</text:span><text:span text:style-name="T2"> </text:span><text:span text:style-name="T4">Upgrade: WebSocket\r</text:span><text:span text:style-name="T2"> </text:span><text:span text:style-name="T4">Connection: Upgrade\r</text:span><text:span text:style-name="T2"> </text:span><text:span text:style-name="T4">WebSocket-Origin: http://localhost:8888\r</text:span><text:span text:style-name="T2"> </text:span><text:span text:style-name="T4">WebSocket-Location: ws://localhost:9876/\r</text:span><text:span text:style-name="T2"> </text:span><text:span text:style-name="T4">WebSocket-Protocol: sample</text:span><text:span text:style-name="T2"> </text:span><text:span text:style-name="T4">'''</text:span><text:span text:style-name="T3">.strip() + </text:span><text:span text:style-name="T4">'\r\n\r\n'</text:span><text:span text:style-name="T3">) time.sleep(</text:span><text:span text:style-name="T7">1</text:span><text:span text:style-name="T3">) </text:span></text:p>
      <text:p text:style-name="P1"><text:span text:style-name="T3">s.send(</text:span><text:span text:style-name="T4">'\x00hello\xff'</text:span><text:span text:style-name="T3">)</text:span></text:p>
      <text:p text:style-name="P1"><text:span text:style-name="T3"><text:s/>time.sleep(</text:span><text:span text:style-name="T7">1</text:span><text:span text:style-name="T3">) </text:span></text:p>
      <text:p text:style-name="P1"><text:span text:style-name="T3">s.send(</text:span><text:span text:style-name="T4">'\x00world\xff'</text:span><text:span text:style-name="T3">)</text:span></text:p>
      <text:p text:style-name="P1"><text:span text:style-name="T3"><text:s/>s.close() s = socket.socket()</text:span></text:p>
      <text:p text:style-name="P1"><text:span text:style-name="T3"><text:s/>s.setsockopt(socket.SOL_SOCKET, socket.SO_REUSEADDR, </text:span><text:span text:style-name="T7">1</text:span><text:span text:style-name="T3">) </text:span></text:p>
      <text:p text:style-name="P1"><text:span text:style-name="T3">s.bind((</text:span><text:span text:style-name="T4">''</text:span><text:span text:style-name="T3">, </text:span><text:span text:style-name="T7">9876</text:span><text:span text:style-name="T3">)); </text:span></text:p>
      <text:p text:style-name="P1"><text:span text:style-name="T3">s.listen(</text:span><text:span text:style-name="T7">1</text:span><text:span text:style-name="T3">);</text:span></text:p>
      <text:p text:style-name="P1"><text:span text:style-name="T3"><text:s/></text:span><text:span text:style-name="T5">while</text:span><text:span text:style-name="T2"> </text:span><text:span text:style-name="T7">1</text:span><text:span text:style-name="T3">: t,_ = s.accept(); </text:span></text:p>
      <text:p text:style-name="P1"><text:span text:style-name="T3">threading.Thread(target = handle, args = (t,)).star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7:21.397034168</meta:creation-date>
    <dc:date>2016-10-24T20:51:14.911064702</dc:date>
    <meta:editing-duration>PT3M55S</meta:editing-duration>
    <meta:editing-cycles>1</meta:editing-cycles>
    <meta:document-statistic meta:table-count="0" meta:image-count="0" meta:object-count="0" meta:page-count="1" meta:paragraph-count="14" meta:word-count="55" meta:character-count="606" meta:non-whitespace-character-count="552"/>
    <meta:generator>LibreOffice/5.1.4.2$Linux_x86 LibreOffice_project/10m0$Build-2</meta:generator>
  </office:meta>
</office:document-meta>
</file>